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EJBTestCaller.getTestClassInstance( String theClassName , String theTestCas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EJBTestCaller.doTe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EJBTestCaller.getTes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EJBTestCaller.getTest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EJBTestCaller.AbstractEJBTestCaller( EJBImplicitObjects the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JBTestCaller.getTestClassClass( String the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